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keypointDescriptorMatch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detectorType</text:p>
          </table:table-cell>
          <table:table-cell office:value-type="string" calcext:value-type="string">
            <text:p><text:s/>descriptorType</text:p>
          </table:table-cell>
          <table:table-cell office:value-type="string" calcext:value-type="string">
            <text:p><text:s/>n_detected_keypoints</text:p>
          </table:table-cell>
          <table:table-cell office:value-type="string" calcext:value-type="string">
            <text:p><text:s/>n_matched_keypoint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avg_keypoints</text:p>
          </table:table-cell>
          <table:table-cell office:value-type="string" calcext:value-type="string">
            <text:p>avg_matches</text:p>
          </table:table-cell>
          <table:table-cell office:value-type="string" calcext:value-type="string">
            <text:p>avg_time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0.442" calcext:value-type="float">
            <text:p>0.442</text:p>
          </table:table-cell>
          <table:table-cell table:formula="of:=AVERAGE([.C2:.C10])" office:value-type="float" office:value="117.111111111111" calcext:value-type="float">
            <text:p>117.111111111111</text:p>
          </table:table-cell>
          <table:table-cell table:formula="of:=AVERAGE([.D2:.D10])" office:value-type="float" office:value="118.555555555556" calcext:value-type="float">
            <text:p>118.555555555556</text:p>
          </table:table-cell>
          <table:table-cell table:formula="of:=AVERAGE([.E2:.E10])" office:value-type="float" office:value="0.451619444444444" calcext:value-type="float">
            <text:p>0.451619444444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table:style-name="ce3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0.455355" calcext:value-type="float">
            <text:p>0.45535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style-name="ce3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0.455717" calcext:value-type="float">
            <text:p>0.4557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.451108" calcext:value-type="float">
            <text:p>0.45110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0.449082" calcext:value-type="float">
            <text:p>0.44908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0.45095" calcext:value-type="float">
            <text:p>0.4509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0.454944" calcext:value-type="float">
            <text:p>0.45494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0.456451" calcext:value-type="float">
            <text:p>0.4564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0.448968" calcext:value-type="float">
            <text:p>0.44896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0.0513074" calcext:value-type="float">
            <text:p>0.0513074</text:p>
          </table:table-cell>
          <table:table-cell table:formula="of:=AVERAGE([.C11:.C19])" office:value-type="float" office:value="117.111111111111" calcext:value-type="float">
            <text:p>117.111111111111</text:p>
          </table:table-cell>
          <table:table-cell table:formula="of:=AVERAGE([.D11:.D19])" office:value-type="float" office:value="118.555555555556" calcext:value-type="float">
            <text:p>118.555555555556</text:p>
          </table:table-cell>
          <table:table-cell table:formula="of:=AVERAGE([.E11:.E19])" office:value-type="float" office:value="0.0584606666666667" calcext:value-type="float">
            <text:p>0.058460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0.0527553" calcext:value-type="float">
            <text:p>0.0527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0.100364" calcext:value-type="float">
            <text:p>0.100364</text:p>
          </table:table-cell>
          <table:table-cell table:number-columns-repeated="4"/>
          <table:table-cell office:value-type="string" calcext:value-type="string">
            <text:p>Average matched keypo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.052078" calcext:value-type="float">
            <text:p>0.052078</text:p>
          </table:table-cell>
          <table:table-cell table:number-columns-repeated="4"/>
          <table:table-cell office:value-type="string" calcext:value-type="string">
            <text:p>Descriptor\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0.0486464" calcext:value-type="float">
            <text:p>0.0486464</text:p>
          </table:table-cell>
          <table:table-cell table:number-columns-repeated="4"/>
          <table:table-cell office:value-type="string" calcext:value-type="string">
            <text:p>BRIEF</text:p>
          </table:table-cell>
          <table:table-cell office:value-type="float" office:value="23.78" calcext:value-type="float">
            <text:p>23.78</text:p>
          </table:table-cell>
          <table:table-cell office:value-type="float" office:value="118.56" calcext:value-type="float">
            <text:p>118.56</text:p>
          </table:table-cell>
          <table:table-cell table:style-name="ce3" office:value-type="float" office:value="149.78" calcext:value-type="float">
            <text:p>149.78</text:p>
          </table:table-cell>
          <table:table-cell table:style-name="ce4" office:value-type="float" office:value="278.67" calcext:value-type="float">
            <text:p>278.67</text:p>
          </table:table-cell>
          <table:table-cell office:value-type="float" office:value="105.56" calcext:value-type="float">
            <text:p>105.56</text:p>
          </table:table-cell>
          <table:table-cell office:value-type="float" office:value="138.67" calcext:value-type="float">
            <text:p>138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0.0530727" calcext:value-type="float">
            <text:p>0.0530727</text:p>
          </table:table-cell>
          <table:table-cell table:number-columns-repeated="4"/>
          <table:table-cell office:value-type="string" calcext:value-type="string">
            <text:p>ORB</text:p>
          </table:table-cell>
          <table:table-cell office:value-type="float" office:value="23.78" calcext:value-type="float">
            <text:p>23.78</text:p>
          </table:table-cell>
          <table:table-cell office:value-type="float" office:value="118.56" calcext:value-type="float">
            <text:p>118.56</text:p>
          </table:table-cell>
          <table:table-cell table:style-name="ce3" office:value-type="float" office:value="149.78" calcext:value-type="float">
            <text:p>149.78</text:p>
          </table:table-cell>
          <table:table-cell table:style-name="ce4" office:value-type="float" office:value="278.67" calcext:value-type="float">
            <text:p>278.67</text:p>
          </table:table-cell>
          <table:table-cell office:value-type="float" office:value="114.78" calcext:value-type="float">
            <text:p>114.7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0.0570152" calcext:value-type="float">
            <text:p>0.0570152</text:p>
          </table:table-cell>
          <table:table-cell table:number-columns-repeated="4"/>
          <table:table-cell office:value-type="string" calcext:value-type="string">
            <text:p>FREAK</text:p>
          </table:table-cell>
          <table:table-cell office:value-type="float" office:value="23.78" calcext:value-type="float">
            <text:p>23.78</text:p>
          </table:table-cell>
          <table:table-cell office:value-type="float" office:value="118.56" calcext:value-type="float">
            <text:p>118.56</text:p>
          </table:table-cell>
          <table:table-cell table:style-name="ce3" office:value-type="float" office:value="149.78" calcext:value-type="float">
            <text:p>149.78</text:p>
          </table:table-cell>
          <table:table-cell office:value-type="float" office:value="258.44" calcext:value-type="float">
            <text:p>258.44</text:p>
          </table:table-cell>
          <table:table-cell office:value-type="float" office:value="61" calcext:value-type="float">
            <text:p>61</text:p>
          </table:table-cell>
          <table:table-cell office:value-type="float" office:value="137.67" calcext:value-type="float">
            <text:p>137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0.0529399" calcext:value-type="float">
            <text:p>0.0529399</text:p>
          </table:table-cell>
          <table:table-cell table:number-columns-repeated="4"/>
          <table:table-cell office:value-type="string" calcext:value-type="string">
            <text:p>AKAZE</text:p>
          </table:table-cell>
          <table:table-cell table:number-columns-repeated="6" office:value-type="string" calcext:value-type="string">
            <text:p>-</text:p>
          </table:table-cell>
          <table:table-cell table:style-name="ce2" office:value-type="float" office:value="165.67" calcext:value-type="float">
            <text:p>165.6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0.0579671" calcext:value-type="float">
            <text:p>0.0579671</text:p>
          </table:table-cell>
          <table:table-cell table:number-columns-repeated="4"/>
          <table:table-cell office:value-type="string" calcext:value-type="string">
            <text:p>SIFT</text:p>
          </table:table-cell>
          <table:table-cell office:value-type="float" office:value="23.78" calcext:value-type="float">
            <text:p>23.78</text:p>
          </table:table-cell>
          <table:table-cell office:value-type="float" office:value="118.56" calcext:value-type="float">
            <text:p>118.56</text:p>
          </table:table-cell>
          <table:table-cell table:style-name="ce3" office:value-type="float" office:value="149.78" calcext:value-type="float">
            <text:p>149.78</text:p>
          </table:table-cell>
          <table:table-cell table:style-name="ce4" office:value-type="float" office:value="278.67" calcext:value-type="float">
            <text:p>278.67</text:p>
          </table:table-cell>
          <table:table-cell office:value-type="float" office:value="114.78" calcext:value-type="float">
            <text:p>114.78</text:p>
          </table:table-cell>
          <table:table-cell office:value-type="float" office:value="138.78" calcext:value-type="float">
            <text:p>138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0.100814" calcext:value-type="float">
            <text:p>0.100814</text:p>
          </table:table-cell>
          <table:table-cell table:formula="of:=AVERAGE([.C20:.C28])" office:value-type="float" office:value="117.111111111111" calcext:value-type="float">
            <text:p>117.111111111111</text:p>
          </table:table-cell>
          <table:table-cell table:formula="of:=AVERAGE([.D20:.D28])" office:value-type="float" office:value="118.555555555556" calcext:value-type="float">
            <text:p>118.555555555556</text:p>
          </table:table-cell>
          <table:table-cell table:formula="of:=AVERAGE([.E20:.E28])" office:value-type="float" office:value="0.0945008" calcext:value-type="float">
            <text:p>0.0945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0.0935165" calcext:value-type="float">
            <text:p>0.0935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0.0944168" calcext:value-type="float">
            <text:p>0.0944168</text:p>
          </table:table-cell>
          <table:table-cell table:number-columns-repeated="4"/>
          <table:table-cell office:value-type="string" calcext:value-type="string">
            <text:p>Average detection and descriptor extr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.0915585" calcext:value-type="float">
            <text:p>0.0915585</text:p>
          </table:table-cell>
          <table:table-cell table:number-columns-repeated="4"/>
          <table:table-cell office:value-type="string" calcext:value-type="string">
            <text:p>Descriptor\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0.0937142" calcext:value-type="float">
            <text:p>0.0937142</text:p>
          </table:table-cell>
          <table:table-cell table:number-columns-repeated="4"/>
          <table:table-cell office:value-type="string" calcext:value-type="string">
            <text:p>BRIEF</text:p>
          </table:table-cell>
          <table:table-cell office:value-type="float" office:value="19" calcext:value-type="float">
            <text:p>19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943" calcext:value-type="float">
            <text:p>943</text:p>
          </table:table-cell>
          <table:table-cell office:value-type="float" office:value="407" calcext:value-type="float">
            <text:p>40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0.0932838" calcext:value-type="float">
            <text:p>0.0932838</text:p>
          </table:table-cell>
          <table:table-cell table:number-columns-repeated="4"/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49" calcext:value-type="float">
            <text:p>49</text:p>
          </table:table-cell>
          <table:table-cell table:style-name="ce3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0.0945772" calcext:value-type="float">
            <text:p>0.0945772</text:p>
          </table:table-cell>
          <table:table-cell table:number-columns-repeated="4"/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597" calcext:value-type="float">
            <text:p>597</text:p>
          </table:table-cell>
          <table:table-cell office:value-type="float" office:value="61" calcext:value-type="float">
            <text:p>6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0.0937642" calcext:value-type="float">
            <text:p>0.0937642</text:p>
          </table:table-cell>
          <table:table-cell table:number-columns-repeated="4"/>
          <table:table-cell office:value-type="string" calcext:value-type="string">
            <text:p>AKAZE</text:p>
          </table:table-cell>
          <table:table-cell table:number-columns-repeated="6" office:value-type="string" calcext:value-type="string">
            <text:p>-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0.094862" calcext:value-type="float">
            <text:p>0.094862</text:p>
          </table:table-cell>
          <table:table-cell table:number-columns-repeated="4"/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83" calcext:value-type="float">
            <text:p>83</text:p>
          </table:table-cell>
          <table:table-cell office:value-type="float" office:value="615" calcext:value-type="float">
            <text:p>615</text:p>
          </table:table-cell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0.451188" calcext:value-type="float">
            <text:p>0.451188</text:p>
          </table:table-cell>
          <table:table-cell table:formula="of:=AVERAGE([.C29:.C37])" office:value-type="float" office:value="149.111111111111" calcext:value-type="float">
            <text:p>149.111111111111</text:p>
          </table:table-cell>
          <table:table-cell table:formula="of:=AVERAGE([.D29:.D37])" office:value-type="float" office:value="149.777777777778" calcext:value-type="float">
            <text:p>149.777777777778</text:p>
          </table:table-cell>
          <table:table-cell table:formula="of:=AVERAGE([.E29:.E37])" office:value-type="float" office:value="0.446915" calcext:value-type="float">
            <text:p>0.446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0.450262" calcext:value-type="float">
            <text:p>0.450262</text:p>
          </table:table-cell>
          <table:table-cell table:number-columns-repeated="4"/>
          <table:table-cell office:value-type="string" calcext:value-type="string">
            <text:p>Matching-Time compromi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0.452048" calcext:value-type="float">
            <text:p>0.452048</text:p>
          </table:table-cell>
          <table:table-cell table:number-columns-repeated="4"/>
          <table:table-cell office:value-type="string" calcext:value-type="string">
            <text:p>Descriptor\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0.44493" calcext:value-type="float">
            <text:p>0.44493</text:p>
          </table:table-cell>
          <table:table-cell table:number-columns-repeated="4"/>
          <table:table-cell office:value-type="string" calcext:value-type="string">
            <text:p>BRIEF</text:p>
          </table:table-cell>
          <table:table-cell table:style-name="ce1" table:formula="of:=[.K15]/[.K24]" office:value-type="float" office:value="1.25157894736842" calcext:value-type="float">
            <text:p>1.25</text:p>
          </table:table-cell>
          <table:table-cell table:style-name="ce1" table:formula="of:=[.L15]/[.L24]" office:value-type="float" office:value="0.262300884955752" calcext:value-type="float">
            <text:p>0.26</text:p>
          </table:table-cell>
          <table:table-cell table:style-name="ce1" table:formula="of:=[.M15]/[.M24]" office:value-type="float" office:value="0.335078299776286" calcext:value-type="float">
            <text:p>0.34</text:p>
          </table:table-cell>
          <table:table-cell table:style-name="ce1" table:formula="of:=[.N15]/[.N24]" office:value-type="float" office:value="0.295514316012725" calcext:value-type="float">
            <text:p>0.30</text:p>
          </table:table-cell>
          <table:table-cell table:style-name="ce1" table:formula="of:=[.O15]/[.O24]" office:value-type="float" office:value="0.259361179361179" calcext:value-type="float">
            <text:p>0.26</text:p>
          </table:table-cell>
          <table:table-cell table:style-name="ce1" table:formula="of:=[.P15]/[.P24]" office:value-type="float" office:value="0.246743772241993" calcext:value-type="float">
            <text:p>0.25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.447676" calcext:value-type="float">
            <text:p>0.447676</text:p>
          </table:table-cell>
          <table:table-cell table:number-columns-repeated="4"/>
          <table:table-cell office:value-type="string" calcext:value-type="string">
            <text:p>ORB</text:p>
          </table:table-cell>
          <table:table-cell table:style-name="ce1" table:formula="of:=[.K16]/[.K25]" office:value-type="float" office:value="3.39714285714286" calcext:value-type="float">
            <text:p>3.40</text:p>
          </table:table-cell>
          <table:table-cell table:style-name="ce1" table:formula="of:=[.L16]/[.L25]" office:value-type="float" office:value="2.04413793103448" calcext:value-type="float">
            <text:p>2.04</text:p>
          </table:table-cell>
          <table:table-cell table:style-name="ce1" table:formula="of:=[.M16]/[.M25]" office:value-type="float" office:value="3.05673469387755" calcext:value-type="float">
            <text:p>3.06</text:p>
          </table:table-cell>
          <table:table-cell table:style-name="ce1" table:formula="of:=[.N16]/[.N25]" office:value-type="float" office:value="0.505753176043557" calcext:value-type="float">
            <text:p>0.51</text:p>
          </table:table-cell>
          <table:table-cell table:style-name="ce1" table:formula="of:=[.O16]/[.O25]" office:value-type="float" office:value="6.75176470588235" calcext:value-type="float">
            <text:p>6.75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0.446128" calcext:value-type="float">
            <text:p>0.446128</text:p>
          </table:table-cell>
          <table:table-cell table:number-columns-repeated="4"/>
          <table:table-cell office:value-type="string" calcext:value-type="string">
            <text:p>FREAK</text:p>
          </table:table-cell>
          <table:table-cell table:style-name="ce1" table:formula="of:=[.K17]/[.K26]" office:value-type="float" office:value="1.39882352941176" calcext:value-type="float">
            <text:p>1.40</text:p>
          </table:table-cell>
          <table:table-cell table:style-name="ce1" table:formula="of:=[.L17]/[.L26]" office:value-type="float" office:value="1.248" calcext:value-type="float">
            <text:p>1.25</text:p>
          </table:table-cell>
          <table:table-cell table:style-name="ce1" table:formula="of:=[.M17]/[.M26]" office:value-type="float" office:value="1.51292929292929" calcext:value-type="float">
            <text:p>1.51</text:p>
          </table:table-cell>
          <table:table-cell table:style-name="ce1" table:formula="of:=[.N17]/[.N26]" office:value-type="float" office:value="0.432897822445561" calcext:value-type="float">
            <text:p>0.43</text:p>
          </table:table-cell>
          <table:table-cell table:style-name="ce1" table:formula="of:=[.O17]/[.O26]" office:value-type="float" office:value="1" calcext:value-type="float">
            <text:p>1.00</text:p>
          </table:table-cell>
          <table:table-cell table:style-name="ce1" table:formula="of:=[.P17]/[.P26]" office:value-type="float" office:value="0.561918367346939" calcext:value-type="float">
            <text:p>0.56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0.442848" calcext:value-type="float">
            <text:p>0.442848</text:p>
          </table:table-cell>
          <table:table-cell table:number-columns-repeated="4"/>
          <table:table-cell office:value-type="string" calcext:value-type="string">
            <text:p>AKAZE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1" table:formula="of:=[.Q18]/[.Q27]" office:value-type="float" office:value="0.704978723404255" calcext:value-type="float">
            <text:p>0.7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0.442138" calcext:value-type="float">
            <text:p>0.442138</text:p>
          </table:table-cell>
          <table:table-cell table:number-columns-repeated="4"/>
          <table:table-cell office:value-type="string" calcext:value-type="string">
            <text:p>SIFT</text:p>
          </table:table-cell>
          <table:table-cell table:style-name="ce1" table:formula="of:=[.K19]/[.K28]" office:value-type="float" office:value="1.98166666666667" calcext:value-type="float">
            <text:p>1.98</text:p>
          </table:table-cell>
          <table:table-cell table:style-name="ce1" table:formula="of:=[.L19]/[.L28]" office:value-type="float" office:value="0.265234899328859" calcext:value-type="float">
            <text:p>0.27</text:p>
          </table:table-cell>
          <table:table-cell table:style-name="ce1" table:formula="of:=[.M19]/[.M28]" office:value-type="float" office:value="1.80457831325301" calcext:value-type="float">
            <text:p>1.80</text:p>
          </table:table-cell>
          <table:table-cell table:style-name="ce1" table:formula="of:=[.N19]/[.N28]" office:value-type="float" office:value="0.453121951219512" calcext:value-type="float">
            <text:p>0.45</text:p>
          </table:table-cell>
          <table:table-cell table:style-name="ce1" table:formula="of:=[.O19]/[.O28]" office:value-type="float" office:value="1.2341935483871" calcext:value-type="float">
            <text:p>1.23</text:p>
          </table:table-cell>
          <table:table-cell table:style-name="ce1" table:formula="of:=[.P19]/[.P28]" office:value-type="float" office:value="0.546377952755906" calcext:value-type="float">
            <text:p>0.55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0.445017" calcext:value-type="float">
            <text:p>0.445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0.0517344" calcext:value-type="float">
            <text:p>0.0517344</text:p>
          </table:table-cell>
          <table:table-cell table:formula="of:=AVERAGE([.C38:.C46])" office:value-type="float" office:value="149.111111111111" calcext:value-type="float">
            <text:p>149.111111111111</text:p>
          </table:table-cell>
          <table:table-cell table:formula="of:=AVERAGE([.D38:.D46])" office:value-type="float" office:value="149.777777777778" calcext:value-type="float">
            <text:p>149.777777777778</text:p>
          </table:table-cell>
          <table:table-cell table:formula="of:=AVERAGE([.E38:.E46])" office:value-type="float" office:value="0.0494131222222222" calcext:value-type="float">
            <text:p>0.049413122222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0.0508243" calcext:value-type="float">
            <text:p>0.0508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0.0512199" calcext:value-type="float">
            <text:p>0.0512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0.0494062" calcext:value-type="float">
            <text:p>0.0494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.0498005" calcext:value-type="float">
            <text:p>0.0498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0.0496358" calcext:value-type="float">
            <text:p>0.04963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0.0444192" calcext:value-type="float">
            <text:p>0.0444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0.0476935" calcext:value-type="float">
            <text:p>0.0476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0.0499843" calcext:value-type="float">
            <text:p>0.0499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0.100788" calcext:value-type="float">
            <text:p>0.100788</text:p>
          </table:table-cell>
          <table:table-cell table:formula="of:=AVERAGE([.C47:.C55])" office:value-type="float" office:value="149.111111111111" calcext:value-type="float">
            <text:p>149.111111111111</text:p>
          </table:table-cell>
          <table:table-cell table:formula="of:=AVERAGE([.D47:.D55])" office:value-type="float" office:value="149.777777777778" calcext:value-type="float">
            <text:p>149.777777777778</text:p>
          </table:table-cell>
          <table:table-cell table:formula="of:=AVERAGE([.E47:.E55])" office:value-type="float" office:value="0.0988459222222222" calcext:value-type="float">
            <text:p>0.098845922222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0.10043" calcext:value-type="float">
            <text:p>0.100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0.100063" calcext:value-type="float">
            <text:p>0.1000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0.100142" calcext:value-type="float">
            <text:p>0.100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.0991226" calcext:value-type="float">
            <text:p>0.0991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0.0976591" calcext:value-type="float">
            <text:p>0.09765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0.0938401" calcext:value-type="float">
            <text:p>0.0938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0.0983203" calcext:value-type="float">
            <text:p>0.09832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0.0992482" calcext:value-type="float">
            <text:p>0.09924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office:value-type="float" office:value="0.947069" calcext:value-type="float">
            <text:p>0.947069</text:p>
          </table:table-cell>
          <table:table-cell table:formula="of:=AVERAGE([.C56:.C64])" office:value-type="float" office:value="277.555555555556" calcext:value-type="float">
            <text:p>277.555555555556</text:p>
          </table:table-cell>
          <table:table-cell table:formula="of:=AVERAGE([.D56:.D64])" office:value-type="float" office:value="278.666666666667" calcext:value-type="float">
            <text:p>278.666666666667</text:p>
          </table:table-cell>
          <table:table-cell table:formula="of:=AVERAGE([.E56:.E64])" office:value-type="float" office:value="0.943239" calcext:value-type="float">
            <text:p>0.943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0.945195" calcext:value-type="float">
            <text:p>0.945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0.947458" calcext:value-type="float">
            <text:p>0.9474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0.948152" calcext:value-type="float">
            <text:p>0.948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office:value-type="float" office:value="0.942156" calcext:value-type="float">
            <text:p>0.9421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0.944428" calcext:value-type="float">
            <text:p>0.944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0.932357" calcext:value-type="float">
            <text:p>0.9323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0.939672" calcext:value-type="float">
            <text:p>0.9396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0.942664" calcext:value-type="float">
            <text:p>0.942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office:value-type="float" office:value="0.556549" calcext:value-type="float">
            <text:p>0.556549</text:p>
          </table:table-cell>
          <table:table-cell table:formula="of:=AVERAGE([.C65:.C73])" office:value-type="float" office:value="277.555555555556" calcext:value-type="float">
            <text:p>277.555555555556</text:p>
          </table:table-cell>
          <table:table-cell table:formula="of:=AVERAGE([.D65:.D73])" office:value-type="float" office:value="278.666666666667" calcext:value-type="float">
            <text:p>278.666666666667</text:p>
          </table:table-cell>
          <table:table-cell table:formula="of:=AVERAGE([.E65:.E73])" office:value-type="float" office:value="0.551231333333333" calcext:value-type="float">
            <text:p>0.551231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0.554927" calcext:value-type="float">
            <text:p>0.5549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0.55335" calcext:value-type="float">
            <text:p>0.55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0.555871" calcext:value-type="float">
            <text:p>0.555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office:value-type="float" office:value="0.550186" calcext:value-type="float">
            <text:p>0.550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0.551066" calcext:value-type="float">
            <text:p>0.55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0.542779" calcext:value-type="float">
            <text:p>0.542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0.547394" calcext:value-type="float">
            <text:p>0.5473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0.54896" calcext:value-type="float">
            <text:p>0.548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82" calcext:value-type="float">
            <text:p>282</text:p>
          </table:table-cell>
          <table:table-cell office:value-type="float" office:value="242" calcext:value-type="float">
            <text:p>242</text:p>
          </table:table-cell>
          <table:table-cell office:value-type="float" office:value="0.602569" calcext:value-type="float">
            <text:p>0.602569</text:p>
          </table:table-cell>
          <table:table-cell table:formula="of:=AVERAGE([.C74:.C82])" office:value-type="float" office:value="277.555555555556" calcext:value-type="float">
            <text:p>277.555555555556</text:p>
          </table:table-cell>
          <table:table-cell table:formula="of:=AVERAGE([.D74:.D82])" office:value-type="float" office:value="258.444444444444" calcext:value-type="float">
            <text:p>258.444444444444</text:p>
          </table:table-cell>
          <table:table-cell table:formula="of:=AVERAGE([.E74:.E82])" office:value-type="float" office:value="0.596548666666667" calcext:value-type="float">
            <text:p>0.596548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office:value-type="float" office:value="0.59861" calcext:value-type="float">
            <text:p>0.598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0.599339" calcext:value-type="float">
            <text:p>0.599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97" calcext:value-type="float">
            <text:p>297</text:p>
          </table:table-cell>
          <table:table-cell office:value-type="float" office:value="264" calcext:value-type="float">
            <text:p>264</text:p>
          </table:table-cell>
          <table:table-cell office:value-type="float" office:value="0.599618" calcext:value-type="float">
            <text:p>0.5996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0.595395" calcext:value-type="float">
            <text:p>0.595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float" office:value="0.599564" calcext:value-type="float">
            <text:p>0.5995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0.590492" calcext:value-type="float">
            <text:p>0.590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66" calcext:value-type="float">
            <text:p>266</text:p>
          </table:table-cell>
          <table:table-cell office:value-type="float" office:value="255" calcext:value-type="float">
            <text:p>255</text:p>
          </table:table-cell>
          <table:table-cell office:value-type="float" office:value="0.591199" calcext:value-type="float">
            <text:p>0.591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0.592152" calcext:value-type="float">
            <text:p>0.592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0.404226" calcext:value-type="float">
            <text:p>0.404226</text:p>
          </table:table-cell>
          <table:table-cell table:formula="of:=AVERAGE([.C83:.C91])" office:value-type="float" office:value="118.777777777778" calcext:value-type="float">
            <text:p>118.777777777778</text:p>
          </table:table-cell>
          <table:table-cell table:formula="of:=AVERAGE([.D83:.D91])" office:value-type="float" office:value="105.555555555556" calcext:value-type="float">
            <text:p>105.555555555556</text:p>
          </table:table-cell>
          <table:table-cell table:formula="of:=AVERAGE([.E83:.E91])" office:value-type="float" office:value="0.406503444444444" calcext:value-type="float">
            <text:p>0.406503444444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0.406647" calcext:value-type="float">
            <text:p>0.4066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0.405624" calcext:value-type="float">
            <text:p>0.4056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0.406578" calcext:value-type="float">
            <text:p>0.406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0.408074" calcext:value-type="float">
            <text:p>0.408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0.407393" calcext:value-type="float">
            <text:p>0.407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0.4079" calcext:value-type="float">
            <text:p>0.4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0.406199" calcext:value-type="float">
            <text:p>0.406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0.40589" calcext:value-type="float">
            <text:p>0.4058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0.0164999" calcext:value-type="float">
            <text:p>0.0164999</text:p>
          </table:table-cell>
          <table:table-cell table:formula="of:=AVERAGE([.C92:.C100])" office:value-type="float" office:value="118.777777777778" calcext:value-type="float">
            <text:p>118.777777777778</text:p>
          </table:table-cell>
          <table:table-cell table:formula="of:=AVERAGE([.D92:.D100])" office:value-type="float" office:value="114.777777777778" calcext:value-type="float">
            <text:p>114.777777777778</text:p>
          </table:table-cell>
          <table:table-cell table:formula="of:=AVERAGE([.E92:.E100])" office:value-type="float" office:value="0.0167088555555556" calcext:value-type="float">
            <text:p>0.0167088555555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0.0159571" calcext:value-type="float">
            <text:p>0.015957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0.0166937" calcext:value-type="float">
            <text:p>0.016693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0.017262" calcext:value-type="float">
            <text:p>0.01726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0.0175405" calcext:value-type="float">
            <text:p>0.017540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0.0174392" calcext:value-type="float">
            <text:p>0.017439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0.015832" calcext:value-type="float">
            <text:p>0.01583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.0162431" calcext:value-type="float">
            <text:p>0.016243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0.0169122" calcext:value-type="float">
            <text:p>0.0169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0.0625809" calcext:value-type="float">
            <text:p>0.0625809</text:p>
          </table:table-cell>
          <table:table-cell table:formula="of:=AVERAGE([.C101:.C109])" office:value-type="float" office:value="118.777777777778" calcext:value-type="float">
            <text:p>118.777777777778</text:p>
          </table:table-cell>
          <table:table-cell table:formula="of:=AVERAGE([.D101:.D109])" office:value-type="float" office:value="61" calcext:value-type="float">
            <text:p>61</text:p>
          </table:table-cell>
          <table:table-cell table:formula="of:=AVERAGE([.E101:.E109])" office:value-type="float" office:value="0.0611837666666667" calcext:value-type="float">
            <text:p>0.0611837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0.0599289" calcext:value-type="float">
            <text:p>0.0599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0.0636579" calcext:value-type="float">
            <text:p>0.0636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0.0597238" calcext:value-type="float">
            <text:p>0.0597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0.061424" calcext:value-type="float">
            <text:p>0.061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0.0609479" calcext:value-type="float">
            <text:p>0.06094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  <table:table-cell office:value-type="float" office:value="0.0590797" calcext:value-type="float">
            <text:p>0.0590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0.0614076" calcext:value-type="float">
            <text:p>0.06140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0.0619032" calcext:value-type="float">
            <text:p>0.06190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0.51509" calcext:value-type="float">
            <text:p>0.51509</text:p>
          </table:table-cell>
          <table:table-cell table:formula="of:=AVERAGE([.C110:.C118])" office:value-type="float" office:value="117.111111111111" calcext:value-type="float">
            <text:p>117.111111111111</text:p>
          </table:table-cell>
          <table:table-cell table:formula="of:=AVERAGE([.D110:.D118])" office:value-type="float" office:value="118.555555555556" calcext:value-type="float">
            <text:p>118.555555555556</text:p>
          </table:table-cell>
          <table:table-cell table:formula="of:=AVERAGE([.E110:.E118])" office:value-type="float" office:value="0.410781666666667" calcext:value-type="float">
            <text:p>0.41078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0.452048" calcext:value-type="float">
            <text:p>0.452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0.484979" calcext:value-type="float">
            <text:p>0.484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.404929" calcext:value-type="float">
            <text:p>0.404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0.362076" calcext:value-type="float">
            <text:p>0.3620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0.387242" calcext:value-type="float">
            <text:p>0.387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0.368023" calcext:value-type="float">
            <text:p>0.368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0.34734" calcext:value-type="float">
            <text:p>0.34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0.375308" calcext:value-type="float">
            <text:p>0.375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0.0878268" calcext:value-type="float">
            <text:p>0.0878268</text:p>
          </table:table-cell>
          <table:table-cell table:formula="of:=AVERAGE([.C119:.C127])" office:value-type="float" office:value="149.111111111111" calcext:value-type="float">
            <text:p>149.111111111111</text:p>
          </table:table-cell>
          <table:table-cell table:formula="of:=AVERAGE([.D119:.D127])" office:value-type="float" office:value="149.777777777778" calcext:value-type="float">
            <text:p>149.777777777778</text:p>
          </table:table-cell>
          <table:table-cell table:formula="of:=AVERAGE([.E119:.E127])" office:value-type="float" office:value="0.0831057555555556" calcext:value-type="float">
            <text:p>0.083105755555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0.0758144" calcext:value-type="float">
            <text:p>0.0758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0.0813674" calcext:value-type="float">
            <text:p>0.08136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0.083765" calcext:value-type="float">
            <text:p>0.083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.0867385" calcext:value-type="float">
            <text:p>0.0867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0.0839494" calcext:value-type="float">
            <text:p>0.08394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0.0810404" calcext:value-type="float">
            <text:p>0.0810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0.082865" calcext:value-type="float">
            <text:p>0.082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0.0845849" calcext:value-type="float">
            <text:p>0.08458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office:value-type="float" office:value="0.620195" calcext:value-type="float">
            <text:p>0.620195</text:p>
          </table:table-cell>
          <table:table-cell table:formula="of:=AVERAGE([.C128:.C136])" office:value-type="float" office:value="277.555555555556" calcext:value-type="float">
            <text:p>277.555555555556</text:p>
          </table:table-cell>
          <table:table-cell table:formula="of:=AVERAGE([.D128:.D136])" office:value-type="float" office:value="278.666666666667" calcext:value-type="float">
            <text:p>278.666666666667</text:p>
          </table:table-cell>
          <table:table-cell table:formula="of:=AVERAGE([.E128:.E136])" office:value-type="float" office:value="0.614678333333333" calcext:value-type="float">
            <text:p>0.61467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0.618248" calcext:value-type="float">
            <text:p>0.618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0.616882" calcext:value-type="float">
            <text:p>0.616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0.621822" calcext:value-type="float">
            <text:p>0.621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office:value-type="float" office:value="0.614739" calcext:value-type="float">
            <text:p>0.614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0.61668" calcext:value-type="float">
            <text:p>0.61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0.60964" calcext:value-type="float">
            <text:p>0.609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0.607998" calcext:value-type="float">
            <text:p>0.6079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0.605901" calcext:value-type="float">
            <text:p>0.6059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0.0895986" calcext:value-type="float">
            <text:p>0.0895986</text:p>
          </table:table-cell>
          <table:table-cell table:formula="of:=AVERAGE([.C137:.C145])" office:value-type="float" office:value="118.777777777778" calcext:value-type="float">
            <text:p>118.777777777778</text:p>
          </table:table-cell>
          <table:table-cell table:formula="of:=AVERAGE([.D137:.D145])" office:value-type="float" office:value="114.777777777778" calcext:value-type="float">
            <text:p>114.777777777778</text:p>
          </table:table-cell>
          <table:table-cell table:formula="of:=AVERAGE([.E137:.E145])" office:value-type="float" office:value="0.0934180222222222" calcext:value-type="float">
            <text:p>0.093418022222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0.0860579" calcext:value-type="float">
            <text:p>0.0860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0.0953234" calcext:value-type="float">
            <text:p>0.0953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0.0849444" calcext:value-type="float">
            <text:p>0.0849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0.0870299" calcext:value-type="float">
            <text:p>0.0870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0.095632" calcext:value-type="float">
            <text:p>0.0956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0.100244" calcext:value-type="float">
            <text:p>0.1002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.105686" calcext:value-type="float">
            <text:p>0.105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0.096246" calcext:value-type="float">
            <text:p>0.09624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0.248837" calcext:value-type="float">
            <text:p>0.248837</text:p>
          </table:table-cell>
          <table:table-cell table:formula="of:=AVERAGE([.C146:.C154])" office:value-type="float" office:value="138.666666666667" calcext:value-type="float">
            <text:p>138.666666666667</text:p>
          </table:table-cell>
          <table:table-cell table:formula="of:=AVERAGE([.D146:.D154])" office:value-type="float" office:value="138.777777777778" calcext:value-type="float">
            <text:p>138.777777777778</text:p>
          </table:table-cell>
          <table:table-cell table:formula="of:=AVERAGE([.E146:.E154])" office:value-type="float" office:value="0.253507333333333" calcext:value-type="float">
            <text:p>0.2535073333333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0.256552" calcext:value-type="float">
            <text:p>0.25655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0.250172" calcext:value-type="float">
            <text:p>0.25017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0.255666" calcext:value-type="float">
            <text:p>0.255666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0.250074" calcext:value-type="float">
            <text:p>0.25007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0.254825" calcext:value-type="float">
            <text:p>0.25482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0.255772" calcext:value-type="float">
            <text:p>0.25577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0.259877" calcext:value-type="float">
            <text:p>0.25987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0.249791" calcext:value-type="float">
            <text:p>0.2497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0.554967" calcext:value-type="float">
            <text:p>0.554967</text:p>
          </table:table-cell>
          <table:table-cell table:formula="of:=AVERAGE([.C155:.C163])" office:value-type="float" office:value="138.666666666667" calcext:value-type="float">
            <text:p>138.666666666667</text:p>
          </table:table-cell>
          <table:table-cell table:formula="of:=AVERAGE([.D155:.D163])" office:value-type="float" office:value="138.666666666667" calcext:value-type="float">
            <text:p>138.666666666667</text:p>
          </table:table-cell>
          <table:table-cell table:formula="of:=AVERAGE([.E155:.E163])" office:value-type="float" office:value="0.561969444444444" calcext:value-type="float">
            <text:p>0.561969444444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0.559682" calcext:value-type="float">
            <text:p>0.5596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0.553353" calcext:value-type="float">
            <text:p>0.5533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0.555315" calcext:value-type="float">
            <text:p>0.555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0.55823" calcext:value-type="float">
            <text:p>0.558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0.566046" calcext:value-type="float">
            <text:p>0.5660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0.592796" calcext:value-type="float">
            <text:p>0.592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0.55716" calcext:value-type="float">
            <text:p>0.557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0.560176" calcext:value-type="float">
            <text:p>0.5601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0.253445" calcext:value-type="float">
            <text:p>0.253445</text:p>
          </table:table-cell>
          <table:table-cell table:formula="of:=AVERAGE([.C164:.C172])" office:value-type="float" office:value="138.666666666667" calcext:value-type="float">
            <text:p>138.666666666667</text:p>
          </table:table-cell>
          <table:table-cell table:formula="of:=AVERAGE([.D164:.D172])" office:value-type="float" office:value="137.666666666667" calcext:value-type="float">
            <text:p>137.666666666667</text:p>
          </table:table-cell>
          <table:table-cell table:formula="of:=AVERAGE([.E164:.E172])" office:value-type="float" office:value="0.245366111111111" calcext:value-type="float">
            <text:p>0.24536611111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0.241148" calcext:value-type="float">
            <text:p>0.241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0.244532" calcext:value-type="float">
            <text:p>0.2445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0.240999" calcext:value-type="float">
            <text:p>0.240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0.244731" calcext:value-type="float">
            <text:p>0.2447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0.242979" calcext:value-type="float">
            <text:p>0.242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0.243827" calcext:value-type="float">
            <text:p>0.243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0.248723" calcext:value-type="float">
            <text:p>0.248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0.247911" calcext:value-type="float">
            <text:p>0.247911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0.228103" calcext:value-type="float">
            <text:p>0.228103</text:p>
          </table:table-cell>
          <table:table-cell table:formula="of:=AVERAGE([.C173:.C181])" office:value-type="float" office:value="167.111111111111" calcext:value-type="float">
            <text:p>167.111111111111</text:p>
          </table:table-cell>
          <table:table-cell table:formula="of:=AVERAGE([.D173:.D181])" office:value-type="float" office:value="165.666666666667" calcext:value-type="float">
            <text:p>165.666666666667</text:p>
          </table:table-cell>
          <table:table-cell table:formula="of:=AVERAGE([.E173:.E181])" office:value-type="float" office:value="0.234595666666667" calcext:value-type="float">
            <text:p>0.2345956666666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0.233245" calcext:value-type="float">
            <text:p>0.23324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0.233302" calcext:value-type="float">
            <text:p>0.23330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0.241185" calcext:value-type="float">
            <text:p>0.24118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0.24102" calcext:value-type="float">
            <text:p>0.24102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0.239068" calcext:value-type="float">
            <text:p>0.239068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0.241369" calcext:value-type="float">
            <text:p>0.24136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0.229564" calcext:value-type="float">
            <text:p>0.229564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0.224505" calcext:value-type="float">
            <text:p>0.224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0189435" calcext:value-type="float">
            <text:p>0.0189435</text:p>
          </table:table-cell>
          <table:table-cell table:formula="of:=AVERAGE([.C182:.C190])" office:value-type="float" office:value="25.6666666666667" calcext:value-type="float">
            <text:p>25.6666666666667</text:p>
          </table:table-cell>
          <table:table-cell table:formula="of:=AVERAGE([.D182:.D190])" office:value-type="float" office:value="23.7777777777778" calcext:value-type="float">
            <text:p>23.7777777777778</text:p>
          </table:table-cell>
          <table:table-cell table:formula="of:=AVERAGE([.E182:.E190])" office:value-type="float" office:value="0.0187132444444444" calcext:value-type="float">
            <text:p>0.018713244444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0175857" calcext:value-type="float">
            <text:p>0.0175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180951" calcext:value-type="float">
            <text:p>0.01809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.0182234" calcext:value-type="float">
            <text:p>0.0182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0.0224803" calcext:value-type="float">
            <text:p>0.02248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.0168664" calcext:value-type="float">
            <text:p>0.0168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.018904" calcext:value-type="float">
            <text:p>0.0189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.0179418" calcext:value-type="float">
            <text:p>0.0179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0.019379" calcext:value-type="float">
            <text:p>0.019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00568632" calcext:value-type="float">
            <text:p>0.00568632</text:p>
          </table:table-cell>
          <table:table-cell table:formula="of:=AVERAGE([.C191:.C199])" office:value-type="float" office:value="25.6666666666667" calcext:value-type="float">
            <text:p>25.6666666666667</text:p>
          </table:table-cell>
          <table:table-cell table:formula="of:=AVERAGE([.D191:.D199])" office:value-type="float" office:value="23.7777777777778" calcext:value-type="float">
            <text:p>23.7777777777778</text:p>
          </table:table-cell>
          <table:table-cell table:formula="of:=AVERAGE([.E191:.E199])" office:value-type="float" office:value="0.00667986111111111" calcext:value-type="float">
            <text:p>0.00667986111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00562308" calcext:value-type="float">
            <text:p>0.00562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553854" calcext:value-type="float">
            <text:p>0.00553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.00578874" calcext:value-type="float">
            <text:p>0.00578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0.0109531" calcext:value-type="float">
            <text:p>0.01095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.00539178" calcext:value-type="float">
            <text:p>0.005391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.00622466" calcext:value-type="float">
            <text:p>0.00622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.00709577" calcext:value-type="float">
            <text:p>0.007095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0.00781676" calcext:value-type="float">
            <text:p>0.00781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0176415" calcext:value-type="float">
            <text:p>0.0176415</text:p>
          </table:table-cell>
          <table:table-cell table:formula="of:=AVERAGE([.C200:.C208])" office:value-type="float" office:value="25.6666666666667" calcext:value-type="float">
            <text:p>25.6666666666667</text:p>
          </table:table-cell>
          <table:table-cell table:formula="of:=AVERAGE([.D200:.D208])" office:value-type="float" office:value="23.7777777777778" calcext:value-type="float">
            <text:p>23.7777777777778</text:p>
          </table:table-cell>
          <table:table-cell table:formula="of:=AVERAGE([.E200:.E208])" office:value-type="float" office:value="0.0177645777777778" calcext:value-type="float">
            <text:p>0.017764577777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0156621" calcext:value-type="float">
            <text:p>0.01566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163418" calcext:value-type="float">
            <text:p>0.0163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.0168977" calcext:value-type="float">
            <text:p>0.01689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0.0226593" calcext:value-type="float">
            <text:p>0.02265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.0180114" calcext:value-type="float">
            <text:p>0.01801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.0179315" calcext:value-type="float">
            <text:p>0.0179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.0163411" calcext:value-type="float">
            <text:p>0.0163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0.0183948" calcext:value-type="float">
            <text:p>0.0183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011862" calcext:value-type="float">
            <text:p>0.011862</text:p>
          </table:table-cell>
          <table:table-cell table:formula="of:=AVERAGE([.C209:.C217])" office:value-type="float" office:value="25.6666666666667" calcext:value-type="float">
            <text:p>25.6666666666667</text:p>
          </table:table-cell>
          <table:table-cell table:formula="of:=AVERAGE([.D209:.D217])" office:value-type="float" office:value="23.7777777777778" calcext:value-type="float">
            <text:p>23.7777777777778</text:p>
          </table:table-cell>
          <table:table-cell table:formula="of:=AVERAGE([.E209:.E217])" office:value-type="float" office:value="0.0123535322222222" calcext:value-type="float">
            <text:p>0.012353532222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0121064" calcext:value-type="float">
            <text:p>0.0121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124258" calcext:value-type="float">
            <text:p>0.01242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.0121339" calcext:value-type="float">
            <text:p>0.0121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0.0162831" calcext:value-type="float">
            <text:p>0.01628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.0125013" calcext:value-type="float">
            <text:p>0.0125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.0114045" calcext:value-type="float">
            <text:p>0.0114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.00967719" calcext:value-type="float">
            <text:p>0.00967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0.0127876" calcext:value-type="float">
            <text:p>0.012787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 style:data-style-name="N2" text:time-value="06:10:17.141611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30T07:16:21.491200514</dc:date>
    <meta:editing-duration>PT11M25S</meta:editing-duration>
    <meta:editing-cycles>3</meta:editing-cycles>
    <meta:generator>LibreOffice/6.4.7.2$Linux_X86_64 LibreOffice_project/40$Build-2</meta:generator>
    <meta:document-statistic meta:table-count="1" meta:cell-count="1387" meta:object-count="0"/>
  </office:meta>
</office:document-meta>
</file>